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e603" officeooo:paragraph-rsid="000be603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0be603" officeooo:paragraph-rsid="000be603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0be603" officeooo:paragraph-rsid="000be603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0fb0ba" officeooo:paragraph-rsid="00177f15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style="normal" style:text-underline-style="solid" style:text-underline-width="auto" style:text-underline-color="font-color" fo:font-weight="bold" officeooo:rsid="000be603" officeooo:paragraph-rsid="000be603" style:font-size-asian="15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be603" officeooo:paragraph-rsid="001a7909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font-style="normal" style:text-underline-style="none" fo:font-weight="bold" officeooo:rsid="000be603" officeooo:paragraph-rsid="000be603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tyle="italic" officeooo:rsid="000be603" officeooo:paragraph-rsid="000be603" style:font-style-asian="italic" style:font-style-complex="italic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0fb0ba" officeooo:paragraph-rsid="000be603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ed4b3" officeooo:paragraph-rsid="001ed4b3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0be603" officeooo:paragraph-rsid="000be603" style:font-style-asian="normal" style:font-weight-asian="bold" style:font-style-complex="normal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0fab16" officeooo:paragraph-rsid="000fb0ba" style:font-style-asian="normal" style:font-weight-asian="bold" style:font-style-complex="normal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0be603" officeooo:paragraph-rsid="000be603" style:font-style-asian="normal" style:font-weight-asian="normal" style:font-style-complex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tyle="normal" style:text-underline-style="none" fo:font-weight="normal" officeooo:rsid="000fb0ba" officeooo:paragraph-rsid="000fb0ba" style:font-style-asian="normal" style:font-weight-asian="normal" style:font-style-complex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tyle="normal" style:text-underline-style="none" fo:font-weight="normal" officeooo:rsid="000fab16" officeooo:paragraph-rsid="000fb0ba" style:font-style-asian="normal" style:font-weight-asian="normal" style:font-style-complex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tyle="normal" style:text-underline-style="none" fo:font-weight="normal" officeooo:rsid="0012dbb1" officeooo:paragraph-rsid="0012dbb1" style:font-style-asian="normal" style:font-weight-asian="normal" style:font-style-complex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style="normal" style:text-underline-style="none" fo:font-weight="normal" officeooo:rsid="00177f15" officeooo:paragraph-rsid="00177f15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77f15" officeooo:paragraph-rsid="00177f15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5pt" fo:font-style="normal" style:text-underline-style="solid" style:text-underline-width="auto" style:text-underline-color="font-color" fo:font-weight="bold" officeooo:rsid="001a7909" officeooo:paragraph-rsid="001a7909" style:font-size-asian="15pt" style:font-style-asian="normal" style:font-weight-asian="bold" style:font-size-complex="15pt" style:font-style-complex="normal" style:font-weight-complex="bold"/>
    </style:style>
    <style:style style:name="P20" style:family="paragraph" style:parent-style-name="Standard">
      <style:paragraph-properties fo:margin-left="0.4902in" fo:margin-right="0in" fo:text-align="start" style:justify-single-word="false" fo:text-indent="0in" style:auto-text-indent="false"/>
      <style:text-properties fo:font-size="12pt" fo:font-style="normal" style:text-underline-style="none" fo:font-weight="normal" officeooo:rsid="0016a303" officeooo:paragraph-rsid="000be603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0fb0ba" style:font-weight-asian="normal" style:font-weight-complex="normal"/>
    </style:style>
    <style:style style:name="T6" style:family="text">
      <style:text-properties style:text-underline-style="none" fo:font-weight="normal" officeooo:rsid="00118ecf" style:font-weight-asian="normal" style:font-weight-complex="normal"/>
    </style:style>
    <style:style style:name="T7" style:family="text">
      <style:text-properties style:text-underline-style="none" fo:font-weight="normal" officeooo:rsid="0015932c" style:font-weight-asian="normal" style:font-weight-complex="normal"/>
    </style:style>
    <style:style style:name="T8" style:family="text">
      <style:text-properties style:text-underline-style="none" fo:font-weight="normal" officeooo:rsid="00177f15" style:font-weight-asian="normal" style:font-weight-complex="normal"/>
    </style:style>
    <style:style style:name="T9" style:family="text">
      <style:text-properties style:text-underline-style="none" officeooo:rsid="000be603"/>
    </style:style>
    <style:style style:name="T10" style:family="text">
      <style:text-properties fo:font-size="12pt" officeooo:rsid="001a7909" style:font-size-asian="10.5pt" style:font-size-complex="12pt"/>
    </style:style>
    <style:style style:name="T11" style:family="text">
      <style:text-properties fo:font-size="12pt" officeooo:rsid="001af47e" style:font-size-asian="10.5pt" style:font-size-complex="12pt"/>
    </style:style>
    <style:style style:name="T12" style:family="text">
      <style:text-properties fo:font-size="12pt" officeooo:rsid="001d8d00" style:font-size-asian="10.5pt" style:font-size-complex="12pt"/>
    </style:style>
    <style:style style:name="T13" style:family="text">
      <style:text-properties fo:font-size="12pt" officeooo:rsid="001ed4b3" style:font-size-asian="10.5pt" style:font-size-complex="12pt"/>
    </style:style>
    <style:style style:name="T14" style:family="text">
      <style:text-properties fo:font-size="12pt" fo:font-weight="normal" style:font-size-asian="10.5pt" style:font-weight-asian="normal" style:font-size-complex="12pt" style:font-weight-complex="normal"/>
    </style:style>
    <style:style style:name="T15" style:family="text">
      <style:text-properties fo:font-size="12pt" officeooo:rsid="0016a303" style:font-size-asian="12pt" style:font-size-complex="12pt"/>
    </style:style>
    <style:style style:name="T16" style:family="text">
      <style:text-properties fo:font-size="12pt" fo:font-style="italic" style:text-underline-style="none" fo:font-weight="normal" officeooo:rsid="000fb0ba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fo:font-size="12pt" style:text-underline-style="none" officeooo:rsid="0016a303" style:font-size-asian="12pt" style:font-size-complex="12pt"/>
    </style:style>
    <style:style style:name="T18" style:family="text">
      <style:text-properties officeooo:rsid="00177f1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lassification on the Iris dataset</text:p>
      <text:p text:style-name="P1"><text:span text:style-name="T1">from </text:span><text:a xlink:type="simple" xlink:href="https://archive.ics.uci.edu/ml/datasets/Iris" text:style-name="Internet_20_link" text:visited-style-name="Visited_20_Internet_20_Link"><text:span text:style-name="T1">https://archive.ics.uci.edu/ml/datasets/Iris</text:span></text:a><text:span text:style-name="T1"> </text:span></text:p>
      <text:p text:style-name="P8"/>
      <text:p text:style-name="P5"/>
      <text:p text:style-name="P5">Information about Dataset<text:span text:style-name="T3">:</text:span></text:p>
      <text:p text:style-name="P7"><text:span text:style-name="T2"><text:tab/></text:span><text:span text:style-name="T14">This dataset contains 150 elements each with 5 attributes. <text:s/>4 discrete attributes and one text classifier. <text:s/>There are 3 classes each represented by 50 elements.</text:span></text:p>
      <text:p text:style-name="P5"/>
      <text:p text:style-name="P5">Process<text:span text:style-name="T3">: <text:s/></text:span><text:span text:style-name="T16">The results of this experiment will be attached in a spreadsheet.</text:span></text:p>
      <text:p text:style-name="P9"/>
      <text:p text:style-name="P5"><text:span text:style-name="T16"><text:tab/></text:span><text:span text:style-name="T15">Goals</text:span><text:span text:style-name="T17">:</text:span></text:p>
      <text:p text:style-name="P20"><text:tab/>The goal of these experiments will be to maximize the accuracy while minimizing the time taken. <text:s/>I will gather empirical evidence about the different types of functions and parameters that can be used with the Keras library.</text:p>
      <text:p text:style-name="P20"/>
      <text:p text:style-name="P3"><text:span text:style-name="T4"><text:tab/></text:span>Preprocessing data<text:span text:style-name="T3">:</text:span></text:p>
      <text:list xml:id="list2062030486469345988" text:style-name="L1">
        <text:list-item>
          <text:p text:style-name="P13">Normalized discrete data with min-max method.</text:p>
        </text:list-item>
        <text:list-item>
          <text:p text:style-name="P13">Discretized text classifiers into int values</text:p>
        </text:list-item>
        <text:list-item>
          <text:p text:style-name="P13">Classifiers are later converted into vectors to be used by neural network during classification</text:p>
        </text:list-item>
      </text:list>
      <text:p text:style-name="P3"><text:span text:style-name="T4"><text:tab/></text:span>Classification<text:span text:style-name="T3">:</text:span></text:p>
      <text:list xml:id="list5780701524288101044" text:style-name="L2">
        <text:list-item>
          <text:p text:style-name="P14">A Neural Network will be used to classify elements from the dataset. <text:s/>It will be trained on a portion of the data, and tested on a separate portion not seen during training.</text:p>
        </text:list-item>
        <text:list-item>
          <text:p text:style-name="P11"><text:span text:style-name="T4">Data is shuffled before being partitioned. <text:s/></text:span><text:span text:style-name="T7">Training data is represented by 3/5 of the data and Testing by 2/5</text:span></text:p>
        </text:list-item>
        <text:list-item>
          <text:p text:style-name="P15">Keras library is utilized to be able to switch parameters and functions quickly. <text:s/>By using Keras (with Theano) training can be computed on the GPU, increasing training speed greatly.</text:p>
          <text:list>
            <text:list-item>
              <text:p text:style-name="P12"><text:span text:style-name="T6">During expirementation, different functions of these types are used</text:span><text:span text:style-name="T5">:</text:span></text:p>
              <text:list>
                <text:list-item>
                  <text:p text:style-name="P14">Loss function (cost function)</text:p>
                </text:list-item>
                <text:list-item>
                  <text:p text:style-name="P14">Optimizer (learning method)</text:p>
                </text:list-item>
                <text:list-item>
                  <text:p text:style-name="P14">Activation functions</text:p>
                </text:list-item>
              </text:list>
            </text:list-item>
            <text:list-item>
              <text:p text:style-name="P14">Hyper parameters are tested at different values:</text:p>
              <text:list>
                <text:list-item>
                  <text:p text:style-name="P14">Learning rate</text:p>
                </text:list-item>
                <text:list-item>
                  <text:p text:style-name="P14">Momentum rate</text:p>
                </text:list-item>
                <text:list-item>
                  <text:p text:style-name="P14">Number of Hidden Neurons</text:p>
                </text:list-item>
                <text:list-item>
                  <text:p text:style-name="P16">Number of Epochs</text:p>
                </text:list-item>
              </text:list>
            </text:list-item>
          </text:list>
        </text:list-item>
        <text:list-item>
          <text:p text:style-name="P14">For these experiments, the network will be using 1 hidden layer.</text:p>
        </text:list-item>
      </text:list>
      <text:p text:style-name="P4"><text:span text:style-name="T8"><text:tab/></text:span><text:span text:style-name="T18">Testing</text:span><text:span text:style-name="T9">:</text:span></text:p>
      <text:p text:style-name="P4"><text:span text:style-name="T9"><text:tab/></text:span><text:span text:style-name="T8">While testing, my procedure will follow these steps:</text:span></text:p>
      <text:list xml:id="list8819479207012498743" text:style-name="L3">
        <text:list-item>
          <text:p text:style-name="P17">Choose loss, optimizer, and activation functions</text:p>
        </text:list-item>
        <text:list-item>
          <text:p text:style-name="P17">Test many different values of hyper parameters to get maximum accuracy</text:p>
        </text:list-item>
        <text:list-item>
          <text:p text:style-name="P17">repeat</text:p>
        </text:list-item>
      </text:list>
      <text:p text:style-name="P18"/>
      <text:p text:style-name="P18"/>
      <text:p text:style-name="P19">Observations:</text:p>
      <text:p text:style-name="P6"><text:soft-page-break/><text:tab/><text:span text:style-name="T10">I started my expirement by testing the neural network with stochastic gradient descent, means squared error, and sigmoid activaton functions on the hidden and output layers. <text:s/>These are the simplest way to use a neural network, and I understand these very well fundamentally. <text:s/>I wanted to be able to get good results with the methods I understood before testing methods I have not seen yet.</text:span></text:p>
      <text:p text:style-name="P6"><text:span text:style-name="T10"><text:tab/>While using these more basic methods, I was able to achieve a maximum of around 98% classification accuracy. <text:s/></text:span><text:span text:style-name="T11">The accuracy increased as I increased the number of epochs, and I achieved the best results while using low training rate and high number of epochs. <text:s/>This is a result of the way that stochastic gradient descent works, because it is reliant on a static learning rate. <text:s/></text:span><text:span text:style-name="T12">I achieved the most time efficient results with a moderate learning rate and low epochs with an accuracy of 96% but a much faster time than the 98% run.</text:span></text:p>
      <text:p text:style-name="P6"><text:span text:style-name="T12"><text:tab/></text:span><text:span text:style-name="T13">After switching to more modern metods: categorical cross entropy, and adam optimizer. <text:s/>The network didn't get better results. <text:s/>It got comparable results faster than the other methods, but wasn't able to get a better accuracy. <text:s/>With these new methods, increasing the epochs didn't seem to increase the accuracy. <text:s/>After a certain point, increasing the epochs did nothing, and sometimes even reduced the accuracy. <text:s/>This is most likely because the model experienced overfitting after it got to an optimal point.</text:span></text:p>
      <text:p text:style-name="P10"><text:tab/>I then swiched the activation functions to relu and softmax on the hidden and output layers, respectively. <text:s/>This allowed for a modest increase in the accuracy, yielding 98.33% as the highest. <text:s/>Still, not much more than what was achieved with the simpler methods. <text:s/>Again, with these new activation functions, increasing the number of epochs didn't increase the accuracy. <text:s/>Even with 20 epochs, I was still getting good results comparable to all the other trials. <text:s/>It was only when I reduced the epochs to 10 that the accuracy started to lower. <text:s/>This highlights one of the benefits of the adam optimizer; it is very quick to reach it's optimal accuracy. <text:s/>But at a point the model is limited by the ammount of data that is available. <text:s/></text:p>
      <text:p text:style-name="P10"><text:tab/>Because this is such a small dataset (150 elements,) It is likely that there are some outliers that don't line up with the general form of the data. <text:s/>I believe this is the reason why I was unable to reach 100% accuracy. <text:s/>Changing the hyper parameters had negligible effects, which suggests that the dataset is very easy to solve, and the final 2-3% that <text:s/>I couldn't get is due to flaws in the da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8M31S</meta:editing-duration>
    <meta:editing-cycles>15</meta:editing-cycles>
    <meta:generator>LibreOffice/5.2.3.3$Windows_x86 LibreOffice_project/d54a8868f08a7b39642414cf2c8ef2f228f780cf</meta:generator>
    <dc:date>2017-03-14T17:01:40.329000000</dc:date>
    <meta:document-statistic meta:table-count="0" meta:image-count="0" meta:object-count="0" meta:page-count="2" meta:paragraph-count="36" meta:word-count="725" meta:character-count="4366" meta:non-whitespace-character-count="3654"/>
    <meta:user-defined meta:name="Info 1"/>
    <meta:user-defined meta:name="Info 2"/>
    <meta:user-defined meta:name="Info 3"/>
    <meta:user-defined meta:name="Info 4"/>
  </office:meta>
</office:document-meta>
</file>